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416cm" table:align="margins"/>
    </style:style>
    <style:style style:name="Table1.A" style:family="table-column">
      <style:table-column-properties style:column-width="7.805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edda9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paragraph-rsid="002edda9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12pt" fo:language="en" fo:country="US" officeooo:rsid="002bdff4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0" style:family="text">
      <style:text-properties fo:font-style="italic"/>
    </style:style>
    <style:style style:name="T11" style:family="text">
      <style:text-properties fo:font-style="italic" officeooo:rsid="00240289"/>
    </style:style>
    <style:style style:name="T12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officeooo:rsid="002edda9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0" style:family="text">
      <style:text-properties officeooo:rsid="0024028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10"><text:span text:style-name="T8">eProsima </text:span><text:span text:style-name="T9">RPC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><text:span text:style-name="T6">www.eprosima.com</text:span></text:a></text:p>
          </table:table-cell>
        </table:table-row>
      </table:table>
      <text:p text:style-name="P3"/>
      <text:p text:style-name="P4"><text:span text:style-name="T15">To install </text:span><text:span text:style-name="T16">eProsima </text:span><text:span text:style-name="T17">RPC</text:span><text:span text:style-name="T12"> </text:span><text:span text:style-name="T15">read the</text:span><text:span text:style-name="T1"> </text:span><text:a xlink:type="simple" xlink:href="../doc/pdf/RPC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5">To start using </text:span><text:span text:style-name="T16">eProsima </text:span><text:span text:style-name="T17">RPC</text:span><text:span text:style-name="T12"> </text:span><text:span text:style-name="T13">over DDS </text:span><text:span text:style-name="T15">begin by reading:</text:span></text:p>
      <text:list xml:id="list5913111984849278452" text:style-name="L1">
        <text:list-item>
          <text:p text:style-name="P12"><text:a xlink:type="simple" xlink:href="../doc/pdf/RPC%20-%20DDS%20-%20User%20Manual.pdf"><text:span text:style-name="T20">RPC over DDS U</text:span></text:a><text:a xlink:type="simple" xlink:href="../doc/pdf/RPC%20-%20DDS%20-%20User%20Manual.pdf">ser Manual</text:a> <text:span text:style-name="T20">(RPC over DDS)</text:span><text:span text:style-name="T1">. </text:span></text:p>
        </text:list-item>
        <text:list-item>
          <text:p text:style-name="P12"><text:a xlink:type="simple" xlink:href="file:///home/ricardo/workspace/desarrollo/proyectos/rpcdds_restful/doc/pdf/RPC%20-%20REST%20-%20User%20Manual.pdf"><text:span text:style-name="T5">RPC over REST User Manual</text:span></text:a><text:span text:style-name="T5"> </text:span><text:span text:style-name="T4">(RPC over REST).</text:span></text:p>
        </text:list-item>
      </text:list>
      <text:p text:style-name="P8"><text:span text:style-name="T1">This document</text:span><text:span text:style-name="T4">s</text:span><text:span text:style-name="T1"> cover the basic and advance concepts of this product </text:span><text:span text:style-name="T4">for each concrete implementation </text:span><text:span text:style-name="T1">and it introduces you in its usage.</text:span></text:p>
      <text:p text:style-name="P7"><text:span text:style-name="T18">eProsima </text:span><text:span text:style-name="T19">RPC</text:span><text:span text:style-name="T12"> </text:span><text:span text:style-name="T14">C++ API can be consulted in the</text:span><text:span text:style-name="T1"> <text:s/></text:span><text:a xlink:type="simple" xlink:href="../doc/pdf/RPC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3 eProsima. All rights reserved.</text:p>
      <text:p text:style-name="P5">This copy of <text:span text:style-name="T10">eProsima </text:span><text:span text:style-name="T11">RPC</text:span> is licensed to you under the terms described in the <text:span text:style-name="T20">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7T15:03:19.888681717</dc:date>
    <meta:editing-duration>PT39M54S</meta:editing-duration>
    <meta:editing-cycles>64</meta:editing-cycles>
    <meta:generator>LibreOffice/4.1.3.2$Linux_X86_64 LibreOffice_project/410$Build-2</meta:generator>
    <dc:creator>Ricardo González</dc:creator>
    <meta:document-statistic meta:table-count="1" meta:image-count="1" meta:object-count="0" meta:page-count="1" meta:paragraph-count="12" meta:word-count="148" meta:character-count="888" meta:non-whitespace-character-count="751"/>
  </office:meta>
</office:document-meta>
</file>